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9.491cm"/>
    </style:style>
    <style:style style:name="co3" style:family="table-column">
      <style:table-column-properties fo:break-before="auto" style:column-width="8.428cm"/>
    </style:style>
    <style:style style:name="co4" style:family="table-column">
      <style:table-column-properties fo:break-before="auto" style:column-width="13.356cm"/>
    </style:style>
    <style:style style:name="co5" style:family="table-column">
      <style:table-column-properties fo:break-before="auto" style:column-width="2.799cm"/>
    </style:style>
    <style:style style:name="co6" style:family="table-column">
      <style:table-column-properties fo:break-before="auto" style:column-width="3.052cm"/>
    </style:style>
    <style:style style:name="co7" style:family="table-column">
      <style:table-column-properties fo:break-before="auto" style:column-width="3.219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2.575cm"/>
    </style:style>
    <style:style style:name="co10" style:family="table-column">
      <style:table-column-properties fo:break-before="auto" style:column-width="2.325cm"/>
    </style:style>
    <style:style style:name="co11" style:family="table-column">
      <style:table-column-properties fo:break-before="auto" style:column-width="2.745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2.434cm"/>
    </style:style>
    <style:style style:name="co14" style:family="table-column">
      <style:table-column-properties fo:break-before="auto" style:column-width="2.66cm"/>
    </style:style>
    <style:style style:name="co15" style:family="table-column">
      <style:table-column-properties fo:break-before="auto" style:column-width="2.099cm"/>
    </style:style>
    <style:style style:name="co16" style:family="table-column">
      <style:table-column-properties fo:break-before="auto" style:column-width="2.604cm"/>
    </style:style>
    <style:style style:name="co17" style:family="table-column">
      <style:table-column-properties fo:break-before="auto" style:column-width="2.856cm"/>
    </style:style>
    <style:style style:name="co18" style:family="table-column">
      <style:table-column-properties fo:break-before="auto" style:column-width="1.596cm"/>
    </style:style>
    <style:style style:name="co19" style:family="table-column">
      <style:table-column-properties fo:break-before="auto" style:column-width="1.51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4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Tabela_20_I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ackground-color="#ffff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 style:data-style-name="N11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9" style:family="table-cell" style:parent-style-name="Default" style:data-style-name="N110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4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69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2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11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0.8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85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2.1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2.96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10pt" style:font-size-asian="10pt" style:font-name-complex="Calibri" fo:color="#000000" style:text-position="33% 58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" style:family="text">
      <style:text-properties style:font-name="Calibri" style:font-style-complex="normal" style:font-style-asian="normal" style:font-weight-complex="normal" style:font-weight-asian="normal" style:font-size-complex="10pt" style:font-size-asian="10pt" style:font-name-complex="Calibri" fo:color="#000000" style:text-outline="false" fo:font-style="normal" style:text-line-through-type="none" style:text-underline-style="none" style:text-underline-color="font-color" fo:font-weight="normal" fo:font-size="10pt" fo:text-shadow="none" style:text-position="0% 100%"/>
    </style:style>
    <style:style style:name="T4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7"/>
        <table:table-column table:style-name="co4" table:default-cell-style-name="ce7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ce11"/>
        <table:table-column table:style-name="co18" table:number-columns-repeated="2" table:default-cell-style-name="ce11"/>
        <table:table-column table:style-name="co19" table:number-columns-repeated="1004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Í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/FUNÇÃ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1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1"/>
          <table:table-cell table:style-name="ce35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35"/>
          <table:table-cell table:style-name="ce1" office:value-type="string" calcext:value-type="string" table:number-columns-spanned="1" table:number-rows-spanned="3">
            <office:annotation draw:style-name="gr1" draw:text-style-name="P2" svg:width="3.939cm" svg:height="1.681cm" svg:x="65.546cm" svg:y="0cm" draw:caption-point-x="4.271cm" draw:caption-point-y="0.01cm">
              <dc:date>2020-02-13T00:00:00</dc:date>
              <text:p text:style-name="P1"><text:span text:style-name="T1">Rendimento líquido após os descontos referidos nos itens anteriores.</text:span></text:p>
            </office:annotation>
            <text:p>RENDIMENTO LÍQUIDO TOTAL<text:span text:style-name="T4">14</text:span></text:p>
          </table:table-cell>
          <table:table-cell/>
          <table:table-cell table:style-name="ce21"/>
          <table:table-cell table:style-name="ce22" table:number-columns-repeated="1004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 table:number-columns-spanned="2" table:number-rows-spanned="1">
            <text:p>REMUNERAÇÃO BÁSICA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office:annotation draw:style-name="gr2" draw:text-style-name="P2" svg:width="4.963cm" svg:height="1.893cm" svg:x="47.821cm" svg:y="0.149cm" draw:caption-point-x="4.106cm" draw:caption-point-y="0.31cm">
              <dc:date>2020-02-13T00:00:00</dc:date>
              <text:p text:style-name="P1"><text:span text:style-name="T1">Valor total (somatório) das remunerações temporárias ou eventuais discriminadas na Tabela III.</text:span></text:p>
            </office:annotation>
            <text:p>OUTRAS REMUNERAÇÕES TEMPORÁRIAS<text:span text:style-name="T4">7</text:span></text:p>
          </table:table-cell>
          <table:table-cell table:style-name="ce1" office:value-type="string" calcext:value-type="string" table:number-columns-spanned="1" table:number-rows-spanned="2">
            <office:annotation draw:style-name="gr3" draw:text-style-name="P2" svg:width="5.391cm" svg:height="1.476cm" svg:x="50.701cm" svg:y="0.185cm" draw:caption-point-x="4.138cm" draw:caption-point-y="0.274cm">
              <dc:date>2020-02-13T00:00:00</dc:date>
              <text:p text:style-name="P1"><text:span text:style-name="T1">Valor total (somatório) das verbas indenizatórias discriminadas na Tabela III.</text:span></text:p>
            </office:annotation>
            <text:p>VERBAS INDENIZATÓRIAS<text:span text:style-name="T4">8</text:span></text:p>
          </table:table-cell>
          <table:table-cell table:style-name="ce1" office:value-type="string" calcext:value-type="string" table:number-columns-spanned="1" table:number-rows-spanned="2">
            <office:annotation draw:style-name="gr4" draw:text-style-name="P2" svg:width="3.547cm" svg:height="1.311cm" svg:x="53.154cm" svg:y="0.082cm" draw:caption-point-x="4.12cm" draw:caption-point-y="0.377cm">
              <dc:date>2020-02-13T00:00:00</dc:date>
              <text:p text:style-name="P1"><text:span text:style-name="T1">Total dos rendimentos brutos pagos no mês.</text:span></text:p>
            </office:annotation>
            <text:p>TOTAL DE RENDIMENTOS BRUTOS<text:span text:style-name="T4">9</text:span></text:p>
          </table:table-cell>
          <table:table-cell table:style-name="ce35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35"/>
          <table:table-cell table:style-name="ce1" office:value-type="string" calcext:value-type="string" table:number-columns-spanned="1" table:number-rows-spanned="2">
            <office:annotation draw:style-name="gr5" draw:text-style-name="P2" svg:width="3.529cm" svg:height="1.047cm" svg:x="62.705cm" svg:y="0.148cm" draw:caption-point-x="4.256cm" draw:caption-point-y="0.311cm">
              <dc:date>2020-02-13T00:00:00</dc:date>
              <text:p text:style-name="P1"><text:span text:style-name="T1">Total dos descontos efetuados no mês.</text:span></text:p>
            </office:annotation>
            <text:p>TOTAL DE DESCONTOS<text:span text:style-name="T4">13</text:span></text:p>
          </table:table-cell>
          <table:covered-table-cell table:style-name="ce1"/>
          <table:table-cell/>
          <table:table-cell table:style-name="ce21"/>
          <table:table-cell table:style-name="ce22" table:number-columns-repeated="1004"/>
        </table:table-row>
        <table:table-row table:style-name="ro3">
          <table:covered-table-cell table:number-columns-repeated="4" table:style-name="ce1"/>
          <table:table-cell table:style-name="ce8" office:value-type="string" calcext:value-type="string">
            <office:annotation draw:style-name="gr2" draw:text-style-name="P2" svg:width="6.338cm" svg:height="1.893cm" svg:x="31.392cm" svg:y="0.704cm" draw:caption-point-x="4.66cm" draw:caption-point-y="0.279cm">
              <dc:date>2020-02-13T00:00:00</dc:date>
              <text:p text:style-name="P1"><text:span text:style-name="T1">Remuneração do cargo efetivo - Vencimento, GAMPU, V.P.I, Adicionais de Qualificação, G.A.E e G.A.S, além de outras desta natureza.</text:span></text:p>
            </office:annotation>
            <text:p>Remuneração do Cargo Efetivo<text:span text:style-name="T4">1</text:span></text:p>
          </table:table-cell>
          <table:table-cell table:style-name="ce8" office:value-type="string" calcext:value-type="string">
            <office:annotation draw:style-name="gr6" draw:text-style-name="P2" svg:width="5.375cm" svg:height="2.051cm" svg:x="35.062cm" svg:y="0.598cm" draw:caption-point-x="4.042cm" draw:caption-point-y="0.385cm">
              <dc:date>2020-02-13T00:00:00</dc:date>
              <text:p text:style-name="P1"><text:span text:style-name="T1">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4">2</text:span></text:p>
          </table:table-cell>
          <table:table-cell table:style-name="ce8" office:value-type="string" calcext:value-type="string">
            <office:annotation draw:style-name="gr7" draw:text-style-name="P2" svg:width="6.537cm" svg:height="2.323cm" svg:x="38.153cm" svg:y="0.687cm" draw:caption-point-x="4.17cm" draw:caption-point-y="0.296cm">
              <dc:date>2020-02-13T00:00:00</dc:date>
              <text:p text:style-name="P1"><text:span text:style-name="T1">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5">³</text:span></text:p>
          </table:table-cell>
          <table:table-cell table:style-name="ce8" office:value-type="string" calcext:value-type="string">
            <office:annotation draw:style-name="gr6" draw:text-style-name="P2" svg:width="5.311cm" svg:height="2.051cm" svg:x="40.172cm" svg:y="0.585cm" draw:caption-point-x="4.111cm" draw:caption-point-y="0.398cm">
              <dc:date>2020-02-13T00:00:00</dc:date>
              <text:p text:style-name="P1"><text:span text:style-name="T1">Parcelas da Gratificação Natalina (13º) pagas no mês corrente, ou no caso de vacância ou exoneração do servidor.</text:span></text:p>
            </office:annotation>
            <text:p>Gratificação Natalina<text:span text:style-name="T4">4</text:span></text:p>
          </table:table-cell>
          <table:table-cell table:style-name="ce8" office:value-type="string" calcext:value-type="string">
            <office:annotation draw:style-name="gr6" draw:text-style-name="P2" svg:width="4.826cm" svg:height="2.051cm" svg:x="42.783cm" svg:y="0.559cm" draw:caption-point-x="4.075cm" draw:caption-point-y="0.424cm">
              <dc:date>2020-02-13T00:00:00</dc:date>
              <text:p text:style-name="P1"><text:span text:style-name="T1">Adicional correspondente a 1/3 (um terço) da remuneração, pago ao servidor por ocasião das férias.</text:span></text:p>
            </office:annotation>
            <text:p>Férias (1/3 constitucional)<text:span text:style-name="T4">5</text:span></text:p>
          </table:table-cell>
          <table:table-cell table:style-name="ce8" office:value-type="string" calcext:value-type="string">
            <office:annotation draw:style-name="gr8" draw:text-style-name="P2" svg:width="5.8cm" svg:height="3.162cm" svg:x="45.087cm" svg:y="0.678cm" draw:caption-point-x="4.096cm" draw:caption-point-y="0.305cm">
              <dc:date>2020-02-13T00:00:00</dc:date>
              <text:p text:style-name="P1"><text:span text:style-name="T1">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4">6</text:span></text:p>
          </table:table-cell>
          <table:covered-table-cell table:number-columns-repeated="3" table:style-name="ce1"/>
          <table:table-cell table:style-name="ce8" office:value-type="string" calcext:value-type="string">
            <office:annotation draw:style-name="gr1" draw:text-style-name="P2" svg:width="6.638cm" svg:height="1.681cm" svg:x="55.828cm" svg:y="0.651cm" draw:caption-point-x="4.106cm" draw:caption-point-y="0.332cm">
              <dc:date>2020-02-13T00:00:00</dc:date>
              <text:p text:style-name="P1"><text:span text:style-name="T1">Contribuição Previdenciária Oficial (Plano de Seguridade Social do Servidor Público e Regime Geral de Previdência Social).</text:span></text:p>
            </office:annotation>
            <text:p>Contribuição Previdenciária<text:span text:style-name="T4">10</text:span></text:p>
          </table:table-cell>
          <table:table-cell table:style-name="ce8" office:value-type="string" calcext:value-type="string">
            <office:annotation draw:style-name="gr6" draw:text-style-name="P2" svg:width="5.368cm" svg:height="2.051cm" svg:x="57.787cm" svg:y="0.625cm" draw:caption-point-x="4.246cm" draw:caption-point-y="0.358cm">
              <dc:date>2020-02-13T00:00:00</dc:date>
              <text:p text:style-name="P1"><text:span text:style-name="T1">Contribuição Previdenciária Oficial (Plano de Seguridade Social do Servidor Público e Regime Geral de Previdência Social).</text:span></text:p>
            </office:annotation>
            <text:p>Imposto de Renda<text:span text:style-name="T4">11</text:span></text:p>
          </table:table-cell>
          <table:table-cell table:style-name="ce8" office:value-type="string" calcext:value-type="string">
            <office:annotation draw:style-name="gr1" draw:text-style-name="P2" svg:width="6.895cm" svg:height="1.681cm" svg:x="60.817cm" svg:y="0.625cm" draw:caption-point-x="3.819cm" draw:caption-point-y="0.358cm">
              <dc:date>2020-02-13T00:00:00</dc:date>
              <text:p text:style-name="P1"><text:span text:style-name="T1">Valor deduzido da remuneração básica bruta, quando esta ultrapassa o teto constitucional, nos termos da legislação correspondente.</text:span></text:p>
            </office:annotation>
            <text:p>Retenção por Teto Constitucional<text:span text:style-name="T4">12</text:span></text:p>
          </table:table-cell>
          <table:covered-table-cell table:number-columns-repeated="2" table:style-name="ce1"/>
          <table:table-cell/>
          <table:table-cell table:style-name="ce21"/>
          <table:table-cell table:style-name="ce22" table:number-columns-repeated="1004"/>
        </table:table-row>
        <table:table-row table:style-name="ro4">
          <table:table-cell table:style-name="ce2" office:value-type="float" office:value="137707" calcext:value-type="float">
            <text:p>137707</text:p>
          </table:table-cell>
          <table:table-cell table:style-name="ce5" office:value-type="string" calcext:value-type="string">
            <text:p>ABEL PEDRO RIBEIRO <text:s text:c="31"/></text:p>
          </table:table-cell>
          <table:table-cell table:style-name="ce5" office:value-type="string" calcext:value-type="string">
            <text:p>PROMOTOR DE JUSTICA (ENTRANCIA FINAL)</text:p>
          </table:table-cell>
          <table:table-cell table:style-name="ce5" office:value-type="string" calcext:value-type="string">
            <text:p>PROMOTORIAS DE JUSTICA</text:p>
          </table:table-cell>
          <table:table-cell table:style-name="ce9" office:value-type="float" office:value="33689.1" calcext:value-type="float">
            <text:p><text:s/>33.689,10 </text:p>
          </table:table-cell>
          <table:table-cell table:style-name="ce12" office:value-type="float" office:value="1470.73" calcext:value-type="float">
            <text:p><text:s/>1.470,73 </text:p>
          </table:table-cell>
          <table:table-cell table:style-name="ce12" office:value-type="string" office:string-value="-" calcext:value-type="string">
            <text:p><text:s/>- </text:p>
          </table:table-cell>
          <table:table-cell table:style-name="ce12" office:value-type="float" office:value="17579.91" calcext:value-type="float">
            <text:p><text:s/>17.579,91 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2" office:value-type="string" office:string-value="-" calcext:value-type="string">
            <text:p><text:s/>- </text:p>
          </table:table-cell>
          <table:table-cell table:style-name="ce15" office:value-type="string" calcext:value-type="string">
            <text:p>-</text:p>
          </table:table-cell>
          <table:table-cell table:style-name="ce16" office:value-type="float" office:value="52739.74" calcext:value-type="float">
            <text:p><text:s/>52.739,74 </text:p>
          </table:table-cell>
          <table:table-cell table:style-name="ce9" office:value-type="float" office:value="4487.91" calcext:value-type="float">
            <text:p><text:s/>4.487,91 </text:p>
          </table:table-cell>
          <table:table-cell table:style-name="ce9" office:value-type="float" office:value="7396.97" calcext:value-type="float">
            <text:p><text:s/>7.396,97 </text:p>
          </table:table-cell>
          <table:table-cell table:style-name="ce18" office:value-type="string" calcext:value-type="string">
            <text:p>-</text:p>
          </table:table-cell>
          <table:table-cell table:style-name="ce19" office:value-type="float" office:value="11884.88" calcext:value-type="float">
            <text:p><text:s/>11.884,88 </text:p>
          </table:table-cell>
          <table:table-cell table:style-name="ce20" office:value-type="float" office:value="40854.86" calcext:value-type="float">
            <text:p>40.854,86</text:p>
          </table:table-cell>
          <table:table-cell table:number-columns-repeated="1006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</text:span><text:span text:style-name="T3"> Remuneração do cargo efetivo - Vencimento, GAMPU, V.P.I, Adicionais de Qualificação, G.A.E e G.A.S, além de outras desta natureza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2</text:span><text:span text:style-name="T3"> V.P.N.I., Adicional por tempo de serviço, quintos, décimos e vantagens decorrentes de sentença judicial ou extensão administrativa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3</text:span><text:span text:style-name="T3"> Rubricas que representam a retribuição paga pelo exercício de função (servidor efetivo) ou remuneração de cargo em comissão (servidor sem vínculo ou requisitado)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4</text:span><text:span text:style-name="T3"> Parcelas da Gratificação Natalina (13º) pagas no mês corrente, ou no caso de vacância ou exoneração do servidor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5</text:span><text:span text:style-name="T3"> Adicional correspondente a 1/3 (um terço) da remuneração, pago ao servidor por ocasião das férias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6</text:span><text:span text:style-name="T3"> Valor equivalente ao da contribuição previdenciária, devido ao funcionário público que esteja em condição de aposentar-se, mas que optou por continuar em atividade (instituído pela Emenda Constitucional nº 41, de 16 de dezembro de 2003)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7</text:span><text:span text:style-name="T3"> Valor total (somatório) das remunerações temporárias ou eventuais discriminadas na Tabela III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8</text:span><text:span text:style-name="T3"> Valor total (somatório) das verbas indenizatórias discriminadas na Tabela III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9</text:span><text:span text:style-name="T3"> Total dos rendimentos brutos pagos no mês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0</text:span><text:span text:style-name="T3"> Contribuição Previdenciária Oficial (Plano de Seguridade Social do Servidor Público e Regime Geral de Previdência Social)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1</text:span><text:span text:style-name="T3"> Imposto de Renda Retido na Fonte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2</text:span><text:span text:style-name="T3"> Valor deduzido da remuneração básica bruta, quando esta ultrapassa o teto constitucional, nos termos da legislação correspondente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3</text:span><text:span text:style-name="T3"> Total dos descontos efetuados no mês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4</text:span><text:span text:style-name="T3"> Rendimento líquido após os descontos referidos nos itens anteriores.</text:span></text:p>
          </table:table-cell>
          <table:table-cell table:number-columns-repeated="1023"/>
        </table:table-row>
        <table:table-row table:style-name="ro5" table:number-rows-repeated="1047754">
          <table:table-cell table:number-columns-repeated="1024"/>
        </table:table-row>
        <table:table-row table:style-name="ro6" table:number-rows-repeated="802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'Tabela I'.$A$1" table:cell-range-address="$'Tabela I'.$L$2:.$L$4"/>
        </table:named-expressions>
      </table:table>
      <table:named-expressions/>
      <table:database-ranges>
        <table:database-range table:name="__Anonymous_Sheet_DB__0" table:target-range-address="'Tabela I'.L2:'Tabela I'.L4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style:style style:name="Heading1_20__28_user_29_" style:display-name="Heading1 (user)" style:family="table-cell" style:parent-style-name="Default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6pt" fo:font-style="italic" fo:text-shadow="none" style:text-underline-style="none" fo:font-weight="bold" style:font-size-asian="16pt" style:font-style-asian="italic" style:font-weight-asian="bold" style:font-name-complex="Calibri" style:font-family-complex="Calibri" style:font-family-generic-complex="swiss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13:52:58.1458193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" style:display-name="PageStyle_Tabela 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mes Afonso Dias Pereira</meta:initial-creator>
    <meta:editing-cycles>4</meta:editing-cycles>
    <meta:creation-date>2016-11-22T08:17:36</meta:creation-date>
    <dc:date>2021-01-27T13:54:08.220117617</dc:date>
    <meta:editing-duration>PT11M10S</meta:editing-duration>
    <meta:generator>LibreOffice/6.4.4.2$Linux_X86_64 LibreOffice_project/40$Build-2</meta:generator>
    <meta:document-statistic meta:table-count="1" meta:cell-count="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